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fo="urn:oasis:names:tc:opendocument:xmlns:xsl-fo-compatible:1.0" xmlns:style="urn:oasis:names:tc:opendocument:xmlns:style:1.0" xmlns:office="urn:oasis:names:tc:opendocument:xmlns:office:1.0" xmlns:text="urn:oasis:names:tc:opendocument:xmlns:text:1.0">
  <office:automatic-styles>
    <style:style style:family="paragraph" style:name="EC" style:parent-style-name="Normal"/>
  </office:automatic-styles>
  <office:body>
    <office:text>
      <etat_civil xmlns:xsi="http://www.w3.org/2001/XMLSchema-instance">
        <prenom>Rémy</prenom>
        <nom>Drouet</nom>
        <naissance>20/11/1992</naissance>
        <nationnalite>Français</nationnalite>
      </etat_civil>
      <coordonnees xmlns:xsi="http://www.w3.org/2001/XMLSchema-instance">
        <adresse>
          <numero>4</numero>
          <voie>rue</voie>
          <nom>Galilée</nom>
          <CP>38400</CP>
          <ville>Saint-Martin-d'Hères</ville>
        </adresse>
        <telephone>0683926286</telephone>
        <mail>drouet.remy@gmail.com</mail>
        <site_web>www.remy.drouet.fr</site_web>
      </coordonnees>
      <permis xmlns:xsi="http://www.w3.org/2001/XMLSchema-instance" type="B"/>
      <formations xmlns:xsi="http://www.w3.org/2001/XMLSchema-instance" titre="Parcours Universitaire">
        <formation>
          <date_debut>15/09/2009</date_debut>
          <date_fin>25/06/2010</date_fin>
          <diplome type="BAC" mention="TB">
            <intitule>Scientifique</intitule>
            <option>Européenne Anglais Histoire Géographie</option>
          </diplome>
          <etablissement>
            <nom>Lycée Marceau</nom>
            <ville>Chartres</ville>
          </etablissement>
        </formation>
        <formation>
          <date_debut>15/09/2010</date_debut>
          <date_fin>20/06/2012</date_fin>
          <diplome type="Cycle préparatoire" mention="">
            <intitule>Ecole d'ingénieur</intitule>
          </diplome>
          <etablissement>
            <nom>INSA de Lyon</nom>
            <ville>Villeurbanne</ville>
          </etablissement>
        </formation>
        <formation>
          <date_debut>15/09/2012</date_debut>
          <date_fin>20/06/2013</date_fin>
          <diplome type="DUT" mention="">
            <intitule>Informatique Année Spéciale</intitule>
          </diplome>
          <etablissement>
            <nom>IUT Lyon 1</nom>
            <ville>Villeurbanne</ville>
          </etablissement>
        </formation>
        <formation>
          <date_debut>15/09/2013</date_debut>
          <date_fin>25/04/2014</date_fin>
          <diplome type="Licence" mention="">
            <intitule>Informatique</intitule>
          </diplome>
          <etablissement>
            <nom>Université Claude Bernard Lyon 1</nom>
            <ville>Villeurbanne</ville>
          </etablissement>
        </formation>
        <formation>
          <date_debut>15/09/2013</date_debut>
          <date_fin>25/04/2014</date_fin>
          <diplome type="Master" mention="">
            <intitule>Web, informatique et connaissances</intitule>
          </diplome>
          <etablissement>
            <nom>Université Pierre Mendès-France</nom>
            <ville>Saint-Martin-d'Hères</ville>
          </etablissement>
        </formation>
      </formations>
      <experiences xmlns:xsi="http://www.w3.org/2001/XMLSchema-instance" titre="Experiences Professionnelles">
        <experience titre="stage">
          <date_debut>23/06/2010</date_debut>
          <date_fin>30/07/2010</date_fin>
          <intitule>Stage ouvrier</intitule>
          <entreprise>
            <nom>Lacie SAS</nom>
            <ville>Massy</ville>
            <departement>91</departement>
            <section>Zone retour fournisseurs</section>
          </entreprise>
          <description>Inventaire, transfert informatique, manutention</description>
        </experience>
        <experience titre="stage">
          <date_debut>23/06/2012</date_debut>
          <date_fin>03/08/2012</date_fin>
          <intitule>Stage Développeur Web</intitule>
          <entreprise>
            <nom>Plebicom</nom>
            <ville>Lyon</ville>
            <departement>69</departement>
            <section>Pôle développement</section>
          </entreprise>
          <description>Développement de pages web (en équipe) et d’une extension de navigateur (en autonomie)</description>
        </experience>
        <experience titre="emploi">
          <date_debut>02/08/2010</date_debut>
          <date_fin>17/08/2010</date_fin>
          <intitule>Emploi saisonnier</intitule>
          <entreprise>
            <nom>Lacie SAS</nom>
            <ville>Massy</ville>
            <departement>91</departement>
            <section>Zone de retour fournisseurs</section>
          </entreprise>
          <description>Inventaire, transfert informatique, manutention</description>
        </experience>
        <experience titre="emploi">
          <date_debut>02/07/2011</date_debut>
          <date_fin>15/08/2011</date_fin>
          <intitule>Emploi saisonnier</intitule>
          <entreprise>
            <nom>SNCF</nom>
            <ville>Paris</ville>
            <departement>75</departement>
            <section>Bureau d'étude Infraingénérie Sud-Paris</section>
          </entreprise>
          <description>Inventaire et Archivage de schéma de ligne</description>
        </experience>
        <experience titre="emploi">
          <date_debut>25/07/2014</date_debut>
          <date_fin>29/08/2014</date_fin>
          <intitule>Emploi saisonnier</intitule>
          <entreprise>
            <nom>SNCF</nom>
            <ville>Paris</ville>
            <departement>75</departement>
            <section>Bureau d'étude Infraingénérie Sud-Paris</section>
          </entreprise>
          <description>Inventaire et Archivage de schéma de ligne. Conception (2D et 3D) d'un plan d'aménagement.</description>
        </experience>
      </experiences>
      <competences xmlns:xsi="http://www.w3.org/2001/XMLSchema-instance">
        <competence>
          <nom>Languages de programmation</nom>
          <details>C, C++, Java, PHP, JavaScript, HTML5, CSS3, UML, PL-SQL.</details>
        </competence>
        <competence>
          <nom>Gestion de projet</nom>
          <details>Merise, Agile</details>
        </competence>
        <competence>
          <nom>Environnements</nom>
          <details>
                Connaissance des IDE Netbeans, Eclipse et PhpStorm.
                Connaissances en réseau, architecture matérielle.
                Maîtrise des environnements Unix, Windows XP, 7 et 8.
                Notions des logiciels SAP, Solidedge, MatLab, Maple, Photoshop
            </details>
        </competence>
        <competence titre="Langue">
          <nom>Anglais</nom>
          <details>Lu +++ Parlé ++ Ecrit +++</details>
        </competence>
        <competence titre="Langue">
          <nom>Espagnol</nom>
          <details>Lu ++ Parlé + Ecrit +</details>
        </competence>
      </competences>
      <interets xmlns:xsi="http://www.w3.org/2001/XMLSchema-instance">
        <interet>
          <nom>Sports</nom>
          <details>
                    Tennis (6 ans), Roller-hockey, Natation, Apnée, …
            </details>
        </interet>
        <interet>
          <nom>Associatif</nom>
          <details>
                Ancien membre de l’équipe d’organisation du festival des 24h de l’INSA 
                et actuel membre d’une association de Roller Hockey
            </details>
        </interet>
      </interets>
      <text:p text-style-name="EC"/>
      <text:p text-style-name="EC"/>
      <text:p text-style-name="EC"/>
      <text:p text-style-name="EC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Gr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reCvxml" style:family="paragraph" style:parent-style-name="Title" style:default-outline-level="" style:list-style-name="" style:master-page-name="">
      <style:paragraph-properties style:page-number="auto" fo:padding="0.049cm" fo:border="0.018cm solid #000000" style:shadow="none"/>
      <style:text-properties style:font-name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Daita</meta:initial-creator>
    <meta:creation-date>2014-12-08T10:57:09.36</meta:creation-date>
    <meta:document-statistic meta:table-count="0" meta:image-count="0" meta:object-count="0" meta:page-count="1" meta:paragraph-count="1" meta:word-count="3" meta:character-count="17"/>
    <dc:date>2014-12-08T11:57:05.65</dc:date>
    <dc:creator>Jordan Daita</dc:creator>
    <meta:editing-duration>PT44M45S</meta:editing-duration>
    <meta:editing-cycles>1</meta:editing-cycles>
    <meta:generator>OpenOffice/4.1.1$Win32 OpenOffice.org_project/411m6$Build-9775</meta:generator>
  </office:meta>
</office:document-meta>
</file>